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5.52cm" table:align="margins" style:shadow="#808080 0.18cm -0.18cm"/>
    </style:style>
    <style:style style:name="Tabela1.A" style:family="table-column">
      <style:table-column-properties style:column-width="25.52cm" style:rel-column-width="65535*"/>
    </style:style>
    <style:style style:name="Tabela1.A1" style:family="table-cell">
      <style:table-cell-properties fo:padding="0.097cm" fo:border="3.25pt solid #000000"/>
    </style:style>
    <style:style style:name="P1" style:family="paragraph" style:parent-style-name="Standard">
      <style:text-properties officeooo:rsid="00192589" officeooo:paragraph-rsid="00192589"/>
    </style:style>
    <style:style style:name="P2" style:family="paragraph" style:parent-style-name="Table_20_Contents">
      <style:text-properties officeooo:rsid="00192589" officeooo:paragraph-rsid="00192589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Arial" fo:font-size="15pt" fo:font-weight="bold" officeooo:rsid="00192589" officeooo:paragraph-rsid="00192589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("issue tracking" OR "bug tracking" OR </text:p>
            <text:p text:style-name="P3">"issue-tracking" OR "bug-tracking" OR </text:p>
            <text:p text:style-name="P3">"bug repository" OR "issue repository") </text:p>
            <text:p text:style-name="P3">AND</text:p>
            <text:p text:style-name="P3">("issue report" OR "bug report" OR </text:p>
            <text:p text:style-name="P3">"bug priorization" OR </text:p>
            <text:p text:style-name="P3">"bug fix" OR "bug assigment" OR</text:p>
            <text:p text:style-name="P3">"bug reassigment" OR "bug triage"OR </text:p>
            <text:p text:style-name="P3">"duplicate bug" OR "reopened bug" OR</text:p>
            <text:p text:style-name="P3">"bug impact" OR "bug localization" OR</text:p>
            <text:p text:style-name="P3"><text:s/>"bug prediction" OR "bug risk" OR</text:p>
            <text:p text:style-name="P3">"bugseverity" OR "bug classification"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0:03:28.052380004</meta:creation-date>
    <dc:date>2017-01-30T20:09:42.734291471</dc:date>
    <meta:editing-duration>PT53S</meta:editing-duration>
    <meta:editing-cycles>1</meta:editing-cycles>
    <meta:document-statistic meta:table-count="1" meta:image-count="0" meta:object-count="0" meta:page-count="1" meta:paragraph-count="12" meta:word-count="58" meta:character-count="389" meta:non-whitespace-character-count="336"/>
    <meta:generator>LibreOffice/5.2.4.2.1$Linux_X86_64 LibreOffice_project/20$Build-2</meta:generator>
  </office:meta>
</office:document-meta>
</file>